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509" officeooo:paragraph-rsid="000e7509"/>
    </style:style>
    <style:style style:name="P2" style:family="paragraph" style:parent-style-name="Standard" style:list-style-name="L1">
      <style:text-properties officeooo:rsid="000e7509" officeooo:paragraph-rsid="000e750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e7509" officeooo:paragraph-rsid="000e75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box II</text:p>
      <text:p text:style-name="P1"/>
      <text:p text:style-name="P1">Probleme:</text:p>
      <text:p text:style-name="P1"/>
      <text:list xml:id="list8647986134521892107" text:style-name="L1">
        <text:list-item>
          <text:p text:style-name="P2">es sind nur kontextfreie Grammatiken möglich</text:p>
          <text:list>
            <text:list-item>
              <text:p text:style-name="P2">Lösung I: keine kontextsensitiven implementieren</text:p>
            </text:list-item>
            <text:list-item>
              <text:p text:style-name="P2">Lösung II: extra Klasse Regel einfügen.</text:p>
              <text:list>
                <text:list-item>
                  <text:p text:style-name="P2">Schwer, wegen SableCC</text:p>
                </text:list-item>
              </text:list>
            </text:list-item>
          </text:list>
        </text:list-item>
        <text:list-item>
          <text:p text:style-name="P3">nullable funktioniert nicht. Es werden auch Symbole hinzugefügt, die auf mehrere andere Symbole abbilden von denen eins auf lambda abbildet. Das ist falsch.</text:p>
          <text:list>
            <text:list-item>
              <text:p text:style-name="P3">Lösung: durch alle durch gehen, true, wenn auf null abgebildet wird, verunden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 </meta:initial-creator>
    <meta:creation-date>2016-10-20T22:38:09.788685665</meta:creation-date>
    <dc:date>2016-10-20T22:42:14.102780285</dc:date>
    <dc:creator>Isabel </dc:creator>
    <meta:editing-duration>PT4M5S</meta:editing-duration>
    <meta:editing-cycles>1</meta:editing-cycles>
    <meta:document-statistic meta:table-count="0" meta:image-count="0" meta:object-count="0" meta:page-count="1" meta:paragraph-count="8" meta:word-count="64" meta:character-count="411" meta:non-whitespace-character-count="361"/>
    <meta:generator>LibreOffice/5.0.3.2$Linux_X86_64 LibreOffice_project/00m0$Build-2</meta:generator>
  </office:meta>
</office:document-meta>
</file>